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2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14.53mm"/>
    </style:style>
    <style:style style:name="co4" style:family="table-column">
      <style:table-column-properties fo:break-before="auto" style:column-width="17.27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25.12mm"/>
    </style:style>
    <style:style style:name="co7" style:family="table-column">
      <style:table-column-properties fo:break-before="auto" style:column-width="12.58mm"/>
    </style:style>
    <style:style style:name="co8" style:family="table-column">
      <style:table-column-properties fo:break-before="auto" style:column-width="22.3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mf3_01000_01499ep.aa.conll_repartition" table:style-name="ta1">
        <table:shapes>
          <draw:frame draw:z-index="0" draw:style-name="gr1" draw:text-style-name="P1" svg:width="159.84mm" svg:height="90.09mm" svg:x="0mm" svg:y="142.3mm">
            <draw:object draw:notify-on-update-of-ranges="'flmf3_01000_01499ep.aa.conll_repartition'.A1:'flmf3_01000_01499ep.aa.conll_repartition'.A14 'flmf3_01000_01499ep.aa.conll_repartition'.B1:'flmf3_01000_01499ep.aa.conll_repartition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9.47mm" svg:y="140.07mm">
            <draw:object draw:notify-on-update-of-ranges="'flmf3_01000_01499ep.aa.conll_repartition'.C1:'flmf3_01000_01499ep.aa.conll_repartition'.C16 'flmf3_01000_01499ep.aa.conll_repartition'.D1:'flmf3_01000_01499ep.aa.conll_repartition'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70.92mm" svg:height="106.94mm" svg:x="317.4mm" svg:y="141.41mm">
            <draw:object draw:notify-on-update-of-ranges="'flmf3_01000_01499ep.aa.conll_repartition'.E1:'flmf3_01000_01499ep.aa.conll_repartition'.E30 'flmf3_01000_01499ep.aa.conll_repartition'.F1:'flmf3_01000_01499ep.aa.conll_repartition'.F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15.53mm" svg:height="89.99mm" svg:x="0mm" svg:y="235.94mm">
            <draw:object draw:notify-on-update-of-ranges="'flmf3_01000_01499ep.aa.conll_repartition'.G1:'flmf3_01000_01499ep.aa.conll_repartition'.G31 'flmf3_01000_01499ep.aa.conll_repartition'.H1:'flmf3_01000_01499ep.aa.conll_repartition'.H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19.96mm" svg:y="241.58mm">
            <draw:object draw:notify-on-update-of-ranges="'flmf3_01000_01499ep.aa.conll_repartition'.K1:'flmf3_01000_01499ep.aa.conll_repartition'.K17 'flmf3_01000_01499ep.aa.conll_repartition'.L1:'flmf3_01000_01499ep.aa.conll_repartition'.L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UM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RNNinoperate</text:p>
          </table:table-cell>
          <table:table-cell office:value-type="float" office:value="13498" calcext:value-type="float">
            <text:p>13498</text:p>
          </table:table-cell>
          <table:table-cell office:value-type="string" calcext:value-type="string">
            <text:p>PRON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PROPN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P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NOM</text:p>
          </table:table-cell>
          <table:table-cell office:value-type="float" office:value="2980" calcext:value-type="float">
            <text:p>2980</text:p>
          </table:table-cell>
          <table:table-cell table:number-columns-repeated="2"/>
          <table:table-cell office:value-type="string" calcext:value-type="string">
            <text:p>ADP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string" calcext:value-type="string">
            <text:p>PONCT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NOUN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PUNC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PUN</text:p>
          </table:table-cell>
          <table:table-cell office:value-type="float" office:value="1658" calcext:value-type="float">
            <text:p>1658</text:p>
          </table:table-cell>
          <table:table-cell table:number-columns-repeated="2"/>
          <table:table-cell office:value-type="string" calcext:value-type="string">
            <text:p>PUNCT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PUNCT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ADV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PRP</text:p>
          </table:table-cell>
          <table:table-cell office:value-type="float" office:value="1634" calcext:value-type="float">
            <text:p>1634</text:p>
          </table:table-cell>
          <table:table-cell table:number-columns-repeated="2"/>
          <table:table-cell office:value-type="string" calcext:value-type="string">
            <text:p>ADV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ADP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VPP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RO:PER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string" calcext:value-type="string">
            <text:p>VERB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RON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V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DV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ADV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CL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ER:pper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string" calcext:value-type="string">
            <text:p>DET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UX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VINF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VER:pres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office:value-type="string" calcext:value-type="string">
            <text:p>ADJ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VERB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DET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VER:infi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string" calcext:value-type="string">
            <text:p>NOUN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P+D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DJ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ADJ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ADJ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office:value-type="string" calcext:value-type="string">
            <text:p>PROPN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DET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NC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DET:ART</text:p>
          </table:table-cell>
          <table:table-cell office:value-type="float" office:value="1108" calcext:value-type="float">
            <text:p>1108</text:p>
          </table:table-cell>
          <table:table-cell table:number-columns-repeated="2"/>
          <table:table-cell office:value-type="string" calcext:value-type="string">
            <text:p>ADP+DET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ONJ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PP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AM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string" calcext:value-type="string">
            <text:p>CCONJ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RE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M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SENT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string" calcext:value-type="string">
            <text:p>NUM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ONJ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C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RP:det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SCONJ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P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ON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VER:ppr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A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RE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RO:REL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ADP+PR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O:IND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UN:cit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VER:impf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:futu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:DEM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I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T:POS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DVW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:simp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:subp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ROW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:subi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R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:cond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DJW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ETW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YM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7T14:28:26.678250906</dc:date>
    <meta:editing-duration>PT1M43S</meta:editing-duration>
    <meta:editing-cycles>1</meta:editing-cycles>
    <meta:document-statistic meta:table-count="1" meta:cell-count="218" meta:object-count="5"/>
    <meta:generator>LibreOffice/6.0.4.2$MacOSX_X86_64 LibreOffice_project/9b0d9b32d5dcda91d2f1a96dc04c645c450872b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9.01cm" xlink:href=".." xlink:type="simple" chart:class="chart:bar" chart:style-name="ch1">
        <chart:legend chart:legend-position="end" svg:x="13.662cm" svg:y="4.206cm" style:legend-expansion="high" chart:style-name="ch2"/>
        <chart:plot-area chart:style-name="ch3" table:cell-range-address="'flmf3_01000_01499ep.aa.conll_repartition'.A1:'flmf3_01000_01499ep.aa.conll_repartition'.B14" chart:data-source-has-labels="column" svg:x="0.319cm" svg:y="0.18cm" svg:width="13.024cm" svg:height="8.65cm">
          <chartooo:coordinate-region svg:x="1.364cm" svg:y="0.18cm" svg:width="11.979cm" svg:height="7.037cm"/>
          <chart:axis chart:dimension="x" chart:name="primary-x" chart:style-name="ch4" chartooo:axis-type="auto">
            <chartooo:date-scale/>
            <chart:categories table:cell-range-address="'flmf3_01000_01499ep.aa.conll_repartition'.A1:'flmf3_01000_01499ep.aa.conll_repartition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lmf3_01000_01499ep.aa.conll_repartition'.B1:'flmf3_01000_01499ep.aa.conll_repartition'.B14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RO</text:p>
                <draw:g>
                  <svg:desc>'flmf3_01000_01499ep.aa.conll_repartition'.A1:'flmf3_01000_01499ep.aa.conll_repartition'.A14</svg:desc>
                </draw:g>
              </table:table-cell>
              <table:table-cell office:value-type="float" office:value="228">
                <text:p>228</text:p>
                <draw:g>
                  <svg:desc>'flmf3_01000_01499ep.aa.conll_repartition'.B1:'flmf3_01000_01499ep.aa.conll_repartition'.B14</svg:desc>
                </draw:g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PONCT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ADV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CL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P+D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EF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ET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4.201cm" style:legend-expansion="high" chart:style-name="ch2"/>
        <chart:plot-area chart:style-name="ch3" table:cell-range-address="'flmf3_01000_01499ep.aa.conll_repartition'.C1:'flmf3_01000_01499ep.aa.conll_repartition'.D16" chart:data-source-has-labels="column" svg:x="0.32cm" svg:y="0.18cm" svg:width="13.017cm" svg:height="8.64cm">
          <chartooo:coordinate-region svg:x="1.365cm" svg:y="0.18cm" svg:width="11.972cm" svg:height="7.013cm"/>
          <chart:axis chart:dimension="x" chart:name="primary-x" chart:style-name="ch4" chartooo:axis-type="auto">
            <chartooo:date-scale/>
            <chart:categories table:cell-range-address="'flmf3_01000_01499ep.aa.conll_repartition'.C1:'flmf3_01000_01499ep.aa.conll_repartition'.C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lmf3_01000_01499ep.aa.conll_repartition'.D1:'flmf3_01000_01499ep.aa.conll_repartition'.D16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PACE</text:p>
                <draw:g>
                  <svg:desc>'flmf3_01000_01499ep.aa.conll_repartition'.C1:'flmf3_01000_01499ep.aa.conll_repartition'.C16</svg:desc>
                </draw:g>
              </table:table-cell>
              <table:table-cell office:value-type="float" office:value="1">
                <text:p>1</text:p>
                <draw:g>
                  <svg:desc>'flmf3_01000_01499ep.aa.conll_repartition'.D1:'flmf3_01000_01499ep.aa.conll_repartition'.D16</svg:desc>
                </draw:g>
              </table:table-cell>
            </table:table-row>
            <table:table-row>
              <table:table-cell office:value-type="string">
                <text:p>PROPN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NOUN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PUNCT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ADP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PRON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ADV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AUX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VERB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ADJ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DET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CCONJ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NUM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SCONJ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93cm" svg:height="10.695cm" xlink:href=".." xlink:type="simple" chart:class="chart:bar" chart:style-name="ch1">
        <chart:legend chart:legend-position="end" svg:x="24.79cm" svg:y="5.048cm" style:legend-expansion="high" chart:style-name="ch2"/>
        <chart:plot-area chart:style-name="ch3" table:cell-range-address="'flmf3_01000_01499ep.aa.conll_repartition'.E1:'flmf3_01000_01499ep.aa.conll_repartition'.F30" chart:data-source-has-labels="column" svg:x="0.541cm" svg:y="0.213cm" svg:width="23.708cm" svg:height="10.269cm">
          <chartooo:coordinate-region svg:x="1.586cm" svg:y="0.213cm" svg:width="22.663cm" svg:height="8.502cm"/>
          <chart:axis chart:dimension="x" chart:name="primary-x" chart:style-name="ch4" chartooo:axis-type="auto">
            <chartooo:date-scale/>
            <chart:categories table:cell-range-address="'flmf3_01000_01499ep.aa.conll_repartition'.E1:'flmf3_01000_01499ep.aa.conll_repartition'.E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lmf3_01000_01499ep.aa.conll_repartition'.F1:'flmf3_01000_01499ep.aa.conll_repartition'.F30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PRO</text:p>
                <draw:g>
                  <svg:desc>'flmf3_01000_01499ep.aa.conll_repartition'.E1:'flmf3_01000_01499ep.aa.conll_repartition'.E30</svg:desc>
                </draw:g>
              </table:table-cell>
              <table:table-cell office:value-type="float" office:value="89">
                <text:p>89</text:p>
                <draw:g>
                  <svg:desc>'flmf3_01000_01499ep.aa.conll_repartition'.F1:'flmf3_01000_01499ep.aa.conll_repartition'.F30</svg:desc>
                </draw:g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PUNC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ADV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VPP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CLR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VINF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DET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ADJ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NC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NPP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CC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VPR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CLS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PROREL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CLO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CS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ET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V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VIM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DVW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W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EF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DJW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TWH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4cm" svg:height="9cm" xlink:href=".." xlink:type="simple" chart:class="chart:bar" chart:style-name="ch1">
        <chart:legend chart:legend-position="end" svg:x="29.211cm" svg:y="4.201cm" style:legend-expansion="high" chart:style-name="ch2"/>
        <chart:plot-area chart:style-name="ch3" table:cell-range-address="'flmf3_01000_01499ep.aa.conll_repartition'.G1:'flmf3_01000_01499ep.aa.conll_repartition'.H31" chart:data-source-has-labels="column" svg:x="0.631cm" svg:y="0.18cm" svg:width="27.949cm" svg:height="8.64cm">
          <chartooo:coordinate-region svg:x="1.676cm" svg:y="0.18cm" svg:width="26.904cm" svg:height="6.731cm"/>
          <chart:axis chart:dimension="x" chart:name="primary-x" chart:style-name="ch4" chartooo:axis-type="auto">
            <chartooo:date-scale/>
            <chart:categories table:cell-range-address="'flmf3_01000_01499ep.aa.conll_repartition'.G1:'flmf3_01000_01499ep.aa.conll_repartition'.G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lmf3_01000_01499ep.aa.conll_repartition'.H1:'flmf3_01000_01499ep.aa.conll_repartition'.H3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NUM</text:p>
                <draw:g>
                  <svg:desc>'flmf3_01000_01499ep.aa.conll_repartition'.G1:'flmf3_01000_01499ep.aa.conll_repartition'.G31</svg:desc>
                </draw:g>
              </table:table-cell>
              <table:table-cell office:value-type="float" office:value="357">
                <text:p>357</text:p>
                <draw:g>
                  <svg:desc>'flmf3_01000_01499ep.aa.conll_repartition'.H1:'flmf3_01000_01499ep.aa.conll_repartition'.H31</svg:desc>
                </draw:g>
              </table:table-cell>
            </table:table-row>
            <table:table-row>
              <table:table-cell office:value-type="string">
                <text:p>NOM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PUN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PRP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PRO:PER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ADV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VER:pper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VER:pres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VER:infi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ADJ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DET:ART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NAM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SENT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PRP:det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KON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VER:ppre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PRO:REL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PRO:IND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UN:cit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VER:impf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VER:futu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PRO:DEM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DET:POS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VER:simp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VER:subp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VER:subi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VER:cond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IN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YM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7cm" svg:y="4.201cm" style:legend-expansion="high" chart:style-name="ch2"/>
        <chart:plot-area chart:style-name="ch3" table:cell-range-address="'flmf3_01000_01499ep.aa.conll_repartition'.K1:'flmf3_01000_01499ep.aa.conll_repartition'.L17" chart:data-source-has-labels="column" svg:x="0.32cm" svg:y="0.18cm" svg:width="13.077cm" svg:height="8.64cm">
          <chartooo:coordinate-region svg:x="1.365cm" svg:y="0.18cm" svg:width="12.032cm" svg:height="6.508cm"/>
          <chart:axis chart:dimension="x" chart:name="primary-x" chart:style-name="ch4" chartooo:axis-type="auto">
            <chartooo:date-scale/>
            <chart:categories table:cell-range-address="'flmf3_01000_01499ep.aa.conll_repartition'.K1:'flmf3_01000_01499ep.aa.conll_repartition'.K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lmf3_01000_01499ep.aa.conll_repartition'.L1:'flmf3_01000_01499ep.aa.conll_repartition'.L17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PRON</text:p>
                <draw:g>
                  <svg:desc>'flmf3_01000_01499ep.aa.conll_repartition'.K1:'flmf3_01000_01499ep.aa.conll_repartition'.K17</svg:desc>
                </draw:g>
              </table:table-cell>
              <table:table-cell office:value-type="float" office:value="612">
                <text:p>612</text:p>
                <draw:g>
                  <svg:desc>'flmf3_01000_01499ep.aa.conll_repartition'.L1:'flmf3_01000_01499ep.aa.conll_repartition'.L17</svg:desc>
                </draw:g>
              </table:table-cell>
            </table:table-row>
            <table:table-row>
              <table:table-cell office:value-type="string">
                <text:p>ADP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PUNCT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ADV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VERB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AUX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DET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ADJ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NOUN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PROPN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ADP+DET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CCONJ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NUM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SCONJ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DP+PRO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MacOSX_X86_64 LibreOffice_project/9b0d9b32d5dcda91d2f1a96dc04c645c450872b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